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tmp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3" style:parent-style-name="Normal" style:family="paragraph">
      <style:paragraph-properties>
        <style:tab-stops>
          <style:tab-stop style:type="left" style:position="1.709in"/>
        </style:tab-stops>
      </style:paragraph-properties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Imagen 1" text:anchor-type="as-char" svg:x="0in" svg:y="0in" svg:width="5.90556in" svg:height="2.15in" style:rel-width="scale" style:rel-height="scale"><draw:image xlink:href="media/image1.tmp" xlink:type="simple" xlink:show="embed" xlink:actuate="onLoad"/><svg:title/><svg:desc>Texto, Carta

Descripción generada automáticamente</svg:desc></draw:frame></text:p>
      <text:p text:style-name="P3">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Encabezado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</office:automatic-styles>
  <office:master-styles>
    <style:master-page style:name="MP0" style:page-layout-name="PL0">
      <style:header>
        <text:p text:style-name="P2">EJERCICIOS MATES EXAMEN<text:s/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armen Xia Martínez y Espinosa</meta:initial-creator>
    <dc:creator>Carmen Xia Martínez y Espinosa</dc:creator>
    <meta:creation-date>2023-01-03T11:06:00Z</meta:creation-date>
    <dc:date>2023-01-03T11:07:00Z</dc:date>
    <meta:template xlink:href="Normal" xlink:type="simple"/>
    <meta:editing-cycles>1</meta:editing-cycles>
    <meta:editing-duration>PT60S</meta:editing-duration>
    <meta:document-statistic meta:page-count="1" meta:paragraph-count="1" meta:word-count="0" meta:character-count="3" meta:row-count="1" meta:non-whitespace-character-count="3"/>
  </office:meta>
</office:document-meta>
</file>